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DejaVu Sans" svg:font-family="'DejaVu Sans'" style:font-family-generic="roman"/>
    <style:font-face style:name="FreeSans" svg:font-family="FreeSans" style:font-family-generic="roman"/>
    <style:font-face style:name="Lohit Hindi" svg:font-family="'Lohit Hindi'" style:font-family-generic="roman"/>
    <style:font-face style:name="Lucida Sans Unicode" svg:font-family="'Lucida Sans Unicode'" style:font-family-generic="roman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officeooo:rsid="00227422" officeooo:paragraph-rsid="00227422"/>
    </style:style>
    <style:style style:name="P2" style:family="paragraph" style:parent-style-name="Standard">
      <style:text-properties style:font-name="Courier 10 Pitch" officeooo:rsid="00363b1a" officeooo:paragraph-rsid="00363b1a"/>
    </style:style>
    <style:style style:name="P3" style:family="paragraph" style:parent-style-name="Standard">
      <style:text-properties style:font-name="Courier 10 Pitch" fo:font-size="10pt" officeooo:rsid="0031b976" officeooo:paragraph-rsid="0031b976" style:font-size-asian="10pt" style:font-size-complex="10pt"/>
    </style:style>
    <style:style style:name="P4" style:family="paragraph" style:parent-style-name="Standard">
      <style:text-properties style:font-name="Courier 10 Pitch" fo:font-size="10pt" officeooo:rsid="00334c24" officeooo:paragraph-rsid="00334c24" style:font-size-asian="10pt" style:font-size-complex="10pt"/>
    </style:style>
    <style:style style:name="P5" style:family="paragraph" style:parent-style-name="Standard">
      <style:text-properties style:font-name="Arial" fo:font-size="14pt" fo:font-style="italic" fo:font-weight="bold" officeooo:rsid="002ee91a" officeooo:paragraph-rsid="002fcb51" style:font-name-asian="WenQuanYi Micro Hei" style:font-size-asian="14pt" style:font-style-asian="italic" style:font-weight-asian="bold" style:font-name-complex="Lohit Hindi1" style:font-size-complex="14pt" style:font-style-complex="italic" style:font-weight-complex="bold"/>
    </style:style>
    <style:style style:name="P6" style:family="paragraph" style:parent-style-name="Standard">
      <style:text-properties officeooo:rsid="0031b976" officeooo:paragraph-rsid="0031b976"/>
    </style:style>
    <style:style style:name="P7" style:family="paragraph" style:parent-style-name="Standard">
      <style:text-properties officeooo:rsid="00334c24" officeooo:paragraph-rsid="00334c24"/>
    </style:style>
    <style:style style:name="P8" style:family="paragraph" style:parent-style-name="Standard">
      <style:text-properties officeooo:rsid="00351989" officeooo:paragraph-rsid="00351989"/>
    </style:style>
    <style:style style:name="P9" style:family="paragraph" style:parent-style-name="Standard">
      <style:text-properties officeooo:rsid="003598b8" officeooo:paragraph-rsid="003598b8"/>
    </style:style>
    <style:style style:name="P10" style:family="paragraph" style:parent-style-name="Standard">
      <style:text-properties officeooo:paragraph-rsid="00334c24"/>
    </style:style>
    <style:style style:name="P11" style:family="paragraph" style:parent-style-name="Standard">
      <style:text-properties fo:font-variant="normal" fo:text-transform="none" fo:color="#000000" style:font-name="Courier 10 Pitch" fo:font-size="10pt" fo:letter-spacing="normal" fo:font-style="normal" fo:font-weight="normal" officeooo:rsid="002fcb51" officeooo:paragraph-rsid="002fef87" style:font-size-asian="10pt" style:font-size-complex="10pt"/>
    </style:style>
    <style:style style:name="P12" style:family="paragraph" style:parent-style-name="Standard">
      <style:text-properties fo:font-variant="normal" fo:text-transform="none" fo:color="#000000" style:font-name="Courier 10 Pitch" fo:font-size="10pt" fo:letter-spacing="normal" fo:font-style="normal" fo:font-weight="normal" officeooo:rsid="0030d941" officeooo:paragraph-rsid="0030d941" style:font-size-asian="10pt" style:font-size-complex="10pt"/>
    </style:style>
    <style:style style:name="P13" style:family="paragraph" style:parent-style-name="Standard">
      <style:text-properties officeooo:paragraph-rsid="001698a4"/>
    </style:style>
    <style:style style:name="P14" style:family="paragraph" style:parent-style-name="Standard">
      <style:text-properties officeooo:rsid="003c1264" officeooo:paragraph-rsid="003c1264"/>
    </style:style>
    <style:style style:name="P15" style:family="paragraph" style:parent-style-name="Standard">
      <style:text-properties officeooo:rsid="003c1264" officeooo:paragraph-rsid="003e0d65"/>
    </style:style>
    <style:style style:name="P16" style:family="paragraph" style:parent-style-name="Text_20_body">
      <style:text-properties officeooo:rsid="00388d17" officeooo:paragraph-rsid="00388d17"/>
    </style:style>
    <style:style style:name="P17" style:family="paragraph" style:parent-style-name="Text_20_body">
      <style:text-properties style:font-name="Courier 10 Pitch" officeooo:rsid="00388d17" officeooo:paragraph-rsid="00388d17"/>
    </style:style>
    <style:style style:name="P18" style:family="paragraph" style:parent-style-name="Standard" style:list-style-name="L1"/>
    <style:style style:name="P19" style:family="paragraph" style:parent-style-name="Standard" style:list-style-name="L1">
      <style:text-properties officeooo:paragraph-rsid="002fef87"/>
    </style:style>
    <style:style style:name="P20" style:family="paragraph" style:parent-style-name="Standard" style:list-style-name="L1">
      <style:text-properties officeooo:rsid="0020ad65" officeooo:paragraph-rsid="0020ad65"/>
    </style:style>
    <style:style style:name="P21" style:family="paragraph" style:parent-style-name="Standard" style:list-style-name="L1">
      <style:text-properties officeooo:rsid="002fcb51" officeooo:paragraph-rsid="002fcb51"/>
    </style:style>
    <style:style style:name="P22" style:family="paragraph" style:parent-style-name="Standard" style:list-style-name="L1">
      <style:text-properties officeooo:rsid="002fcb51" officeooo:paragraph-rsid="002fef87"/>
    </style:style>
    <style:style style:name="P23" style:family="paragraph" style:parent-style-name="Standard" style:list-style-name="L1">
      <style:text-properties fo:font-variant="normal" fo:text-transform="none" fo:color="#000000" style:font-name="Courier 10 Pitch" fo:font-size="12pt" fo:letter-spacing="normal" fo:font-style="normal" fo:font-weight="normal" officeooo:paragraph-rsid="002fef87"/>
    </style:style>
    <style:style style:name="P24" style:family="paragraph" style:parent-style-name="Standard">
      <style:text-properties fo:font-variant="normal" fo:text-transform="none" fo:color="#000000" style:font-name="Courier 10 Pitch" fo:font-size="10pt" fo:letter-spacing="normal" fo:font-style="normal" fo:font-weight="normal" officeooo:rsid="002fcb51" officeooo:paragraph-rsid="002fef87" style:font-size-asian="10pt" style:font-size-complex="10pt"/>
    </style:style>
    <style:style style:name="P25" style:family="paragraph" style:parent-style-name="Standard" style:list-style-name="L1">
      <style:text-properties officeooo:rsid="002fef87" officeooo:paragraph-rsid="0030d941"/>
    </style:style>
    <style:style style:name="P26" style:family="paragraph" style:parent-style-name="Standard" style:list-style-name="L2">
      <style:text-properties officeooo:rsid="0031b976" officeooo:paragraph-rsid="0031b976"/>
    </style:style>
    <style:style style:name="P27" style:family="paragraph" style:parent-style-name="Standard" style:list-style-name="L3">
      <style:text-properties officeooo:rsid="00334c24" officeooo:paragraph-rsid="00334c24"/>
    </style:style>
    <style:style style:name="P28" style:family="paragraph" style:parent-style-name="Standard" style:list-style-name="L4">
      <style:text-properties officeooo:rsid="00334c24" officeooo:paragraph-rsid="00334c24"/>
    </style:style>
    <style:style style:name="P29" style:family="paragraph" style:parent-style-name="Standard" style:list-style-name="L5">
      <style:text-properties officeooo:rsid="00363b1a" officeooo:paragraph-rsid="00363b1a"/>
    </style:style>
    <style:style style:name="P30" style:family="paragraph" style:parent-style-name="Heading_20_2">
      <style:text-properties officeooo:rsid="002ee91a" officeooo:paragraph-rsid="0040342c"/>
    </style:style>
    <style:style style:name="P31" style:family="paragraph" style:parent-style-name="Heading_20_4">
      <style:text-properties officeooo:rsid="00388d17" officeooo:paragraph-rsid="00388d17"/>
    </style:style>
    <style:style style:name="P32" style:family="paragraph" style:parent-style-name="Preformatted_20_Text" style:list-style-name="L1">
      <style:text-properties fo:font-variant="normal" fo:text-transform="none" fo:color="#333333" style:font-name="Courier 10 Pitch" fo:font-size="12pt" fo:letter-spacing="normal" fo:font-style="normal" fo:font-weight="normal" officeooo:rsid="00227422" officeooo:paragraph-rsid="00227422"/>
    </style:style>
    <style:style style:name="P33" style:family="paragraph" style:parent-style-name="Text_20_body" style:list-style-name="L6">
      <style:text-properties officeooo:rsid="0038141a" officeooo:paragraph-rsid="0038141a"/>
    </style:style>
    <style:style style:name="P34" style:family="paragraph" style:parent-style-name="Text_20_body" style:list-style-name="L7">
      <style:text-properties officeooo:rsid="00388d17" officeooo:paragraph-rsid="00388d17"/>
    </style:style>
    <style:style style:name="T1" style:family="text">
      <style:text-properties officeooo:rsid="000a99e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019f" style:font-style-asian="italic" style:font-style-complex="italic"/>
    </style:style>
    <style:style style:name="T4" style:family="text">
      <style:text-properties fo:font-style="italic" officeooo:rsid="003e51e4" style:font-style-asian="italic" style:font-style-complex="italic"/>
    </style:style>
    <style:style style:name="T5" style:family="text">
      <style:text-properties fo:font-style="italic" fo:font-weight="bold" officeooo:rsid="003e51e4" style:font-style-asian="italic" style:font-weight-asian="bold" style:font-style-complex="italic" style:font-weight-complex="bold"/>
    </style:style>
    <style:style style:name="T6" style:family="text">
      <style:text-properties officeooo:rsid="002e019f"/>
    </style:style>
    <style:style style:name="T7" style:family="text">
      <style:text-properties fo:color="#000000"/>
    </style:style>
    <style:style style:name="T8" style:family="text">
      <style:text-properties fo:color="#666600"/>
    </style:style>
    <style:style style:name="T9" style:family="text">
      <style:text-properties fo:color="#008800"/>
    </style:style>
    <style:style style:name="T10" style:family="text">
      <style:text-properties officeooo:rsid="002fef87"/>
    </style:style>
    <style:style style:name="T11" style:family="text">
      <style:text-properties fo:font-variant="normal" fo:text-transform="none" fo:color="#000000" style:font-name="Courier 10 Pitch" fo:font-size="10pt" fo:letter-spacing="normal" fo:font-style="normal" fo:font-weight="normal" style:font-size-asian="10pt" style:font-size-complex="10pt"/>
    </style:style>
    <style:style style:name="T12" style:family="text">
      <style:text-properties officeooo:rsid="003bc1e1"/>
    </style:style>
    <style:style style:name="T13" style:family="text">
      <style:text-properties style:font-name="Courier 10 Pitch"/>
    </style:style>
    <style:style style:name="T14" style:family="text">
      <style:text-properties style:font-name="Courier 10 Pitch" officeooo:rsid="003e0d65"/>
    </style:style>
    <style:style style:name="T15" style:family="text">
      <style:text-properties officeooo:rsid="0040e26b"/>
    </style:style>
    <style:style style:name="T16" style:family="text">
      <style:text-properties officeooo:rsid="0041652f"/>
    </style:style>
    <style:style style:name="T17" style:family="text">
      <style:text-properties officeooo:rsid="0041fad8"/>
    </style:style>
    <style:style style:name="T18" style:family="text">
      <style:text-properties officeooo:rsid="0042695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15">5</text:span> : <text:span text:style-name="T16">Démarrer avec Logstash </text:span></text:h>
      <text:p text:style-name="Standard"/>
      <text:h text:style-name="P30" text:outline-level="2">Vérification de l'installation</text:h>
      <text:list xml:id="list2332783956" text:style-name="L1">
        <text:list-item>
          <text:p text:style-name="P18"><text:span text:style-name="T1">Dézipper l'archive fournie et vérifier qu'il s'agit de la même version qu'ElasticSearch</text:span> </text:p>
        </text:list-item>
        <text:list-item>
          <text:p text:style-name="P20"><text:span text:style-name="T6">Placer vous dans </text:span><text:span text:style-name="T3">bin</text:span><text:span text:style-name="T6"> et exécuter :</text:span></text:p>
          <text:p text:style-name="P32"><text:span text:style-name="T7">logstash </text:span><text:span text:style-name="T8">-</text:span><text:span text:style-name="T7">e </text:span><text:span text:style-name="T9">'input { stdin { } } output { stdout {} }'</text:span></text:p>
        </text:list-item>
      </text:list>
      <text:p text:style-name="P1"/>
      <text:p text:style-name="P5"/>
      <text:p text:style-name="P5"/>
      <text:p text:style-name="P5">Traitement de logs Apache</text:p>
      <text:p text:style-name="P5"/>
      <text:h text:style-name="Heading_20_4" text:outline-level="4">Connexion FileBeat / Logstash</text:h>
      <text:list xml:id="list164958423331702" text:continue-numbering="true" text:style-name="L1">
        <text:list-item>
          <text:p text:style-name="P21">Récupérer la distribution de FileBeat et dézipper</text:p>
        </text:list-item>
        <text:list-item>
          <text:p text:style-name="P22">Récupérer l'archive contenant les logs Apache <text:span text:style-name="T10">et dézipper</text:span></text:p>
        </text:list-item>
        <text:list-item>
          <text:p text:style-name="P22">Dans le fichier de configuration <text:span text:style-name="T10">filebeat.yml</text:span>, mettre à jour <text:span text:style-name="T10">la configuration avec les lignes suivantes :</text:span></text:p>
        </text:list-item>
      </text:list>
      <text:p text:style-name="P11">filebeat.prospectors: </text:p>
      <text:p text:style-name="P11">- type: log</text:p>
      <text:p text:style-name="P11"><text:s text:c="2"/><text:span text:style-name="T17">enabled : true</text:span></text:p>
      <text:p text:style-name="P11"><text:s text:c="2"/>paths: </text:p>
      <text:p text:style-name="P11"><text:s text:c="4"/>- /path/to/file/logstash-tutorial.log </text:p>
      <text:p text:style-name="P11">output.logstash: </text:p>
      <text:p text:style-name="P11">hosts: ["localhost:504<text:span text:style-name="T17">4</text:span>"]</text:p>
      <text:p text:style-name="P11"/>
      <text:list xml:id="list164958577598354" text:continue-numbering="true" text:style-name="L1">
        <text:list-item>
          <text:p text:style-name="P19"><text:span text:style-name="T10">Démarrer filebeat avec la commande suivante :<text:line-break/></text:span><text:span text:style-name="T11">./filebeat -e -c filebeat.yml -d "publish"</text:span></text:p>
          <text:p text:style-name="P23"/>
        </text:list-item>
        <text:list-item>
          <text:p text:style-name="P25">Créer un fichier de configuration de pipeline <text:span text:style-name="T5">pipeline.conf</text:span><text:span text:style-name="T4"> </text:span>comme suit :<text:line-break/></text:p>
        </text:list-item>
      </text:list>
      <text:p text:style-name="P12">input { </text:p>
      <text:p text:style-name="P12"><text:s text:c="4"/>beats { </text:p>
      <text:p text:style-name="P12"><text:s text:c="8"/>port =&gt; "504<text:span text:style-name="T18">4</text:span>" </text:p>
      <text:p text:style-name="P12"><text:s text:c="4"/>} </text:p>
      <text:p text:style-name="P12">} </text:p>
      <text:p text:style-name="P12"># The filter part of this file is commented out to indicate that it is </text:p>
      <text:p text:style-name="P12"># optional. </text:p>
      <text:p text:style-name="P12"># filter { </text:p>
      <text:p text:style-name="P12"># </text:p>
      <text:p text:style-name="P12"># } </text:p>
      <text:p text:style-name="P12">output { </text:p>
      <text:p text:style-name="P12"><text:s text:c="4"/>stdout { codec =&gt; rubydebug } </text:p>
      <text:p text:style-name="P12">}</text:p>
      <text:p text:style-name="P13"/>
      <text:p text:style-name="P14">Tester la configuration : </text:p>
      <text:p text:style-name="P14"><text:line-break/><text:span text:style-name="T13">bin/logstash -t -f ./</text:span><text:span text:style-name="T14">pipeline</text:span><text:span text:style-name="T13">.conf</text:span></text:p>
      <text:p text:style-name="P14"/>
      <text:p text:style-name="P14">Démarrer logstash et observer la console :</text:p>
      <text:p text:style-name="P14"/>
      <text:p text:style-name="P15"><text:span text:style-name="T13">bin/logstash -r -f ./</text:span><text:span text:style-name="T14">pipeline </text:span><text:span text:style-name="T13">.conf</text:span></text:p>
      <text:h text:style-name="Heading_20_4" text:outline-level="4"><text:soft-page-break/>Ajout filtre grok </text:h>
      <text:list xml:id="list3791699426" text:style-name="L2">
        <text:list-item>
          <text:p text:style-name="P26">Modifier la configuration afin d'appliquer un filtre grok parsant les messages Apache</text:p>
        </text:list-item>
      </text:list>
      <text:p text:style-name="P3">filter { </text:p>
      <text:p text:style-name="P3"><text:s text:c="4"/>grok { </text:p>
      <text:p text:style-name="P3"><text:s text:c="8"/>match =&gt; { "message" =&gt; "%{COMBINEDAPACHELOG}"} </text:p>
      <text:p text:style-name="P3"><text:s text:c="4"/>} </text:p>
      <text:p text:style-name="P3">}</text:p>
      <text:p text:style-name="P6"/>
      <text:p text:style-name="P7">La configuration est automatique par contre il faut demander à <text:span text:style-name="T2">Filebeat</text:span> de retraiter le fichier Apache.</text:p>
      <text:list xml:id="list1805715088" text:style-name="L3">
        <text:list-item>
          <text:p text:style-name="P27">Arrêter Filebeat et supprimer son registre avec la commande :</text:p>
        </text:list-item>
      </text:list>
      <text:p text:style-name="P4">sudo rm data/registry</text:p>
      <text:p text:style-name="P10"/>
      <text:list xml:id="list5696377" text:style-name="L4">
        <text:list-item>
          <text:p text:style-name="P28">Relancer Filebeat et observer la sortie sur la console de logstash. <text:line-break/>Quels sont les changement par rapport à tout à l'heure ?</text:p>
        </text:list-item>
      </text:list>
      <text:p text:style-name="P8"/>
      <text:p text:style-name="P9"/>
      <text:h text:style-name="Heading_20_4" text:outline-level="4">Ajouter ensuite le filtre GeoIP</text:h>
      <text:p text:style-name="P2">geoip { </text:p>
      <text:p text:style-name="P2"><text:s text:c="8"/>source =&gt; "clientip" </text:p>
      <text:p text:style-name="P2"><text:s text:c="4"/>}</text:p>
      <text:list xml:id="list3316966143" text:style-name="L5">
        <text:list-item>
          <text:p text:style-name="P29">Recommencer le traitement et observer les changements</text:p>
        </text:list-item>
      </text:list>
      <text:p text:style-name="P8"/>
      <text:h text:style-name="P31" text:outline-level="4">Alimentation d'ElasticSearrch</text:h>
      <text:list xml:id="list3744037740" text:style-name="L6">
        <text:list-item>
          <text:p text:style-name="P33">Modifier la config afin que la sortie soit dirigée vers votre cluster <text:span text:style-name="T12">E</text:span>lastic<text:span text:style-name="T12">S</text:span>earch</text:p>
        </text:list-item>
      </text:list>
      <text:p text:style-name="P17">output { </text:p>
      <text:p text:style-name="P17"><text:s text:c="3"/>elasticsearch { </text:p>
      <text:p text:style-name="P17"><text:s text:c="8"/>hosts =&gt; [ "localhost:9200" ] </text:p>
      <text:p text:style-name="P17"><text:s text:c="4"/>} </text:p>
      <text:p text:style-name="P17">}</text:p>
      <text:p text:style-name="P16"/>
      <text:list xml:id="list1704686062" text:style-name="L7">
        <text:list-item>
          <text:p text:style-name="P34">Recommencer le traitement, vérifier la console d'ElasticSearch et trouver l'index créé. </text:p>
        </text:list-item>
        <text:list-item>
          <text:p text:style-name="P34">Effectuer une recherche afin de trouver des documents ElasticSearch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DejaVu Sans" svg:font-family="'DejaVu Sans'" style:font-family-generic="roman"/>
    <style:font-face style:name="FreeSans" svg:font-family="FreeSans" style:font-family-generic="roman"/>
    <style:font-face style:name="Lohit Hindi" svg:font-family="'Lohit Hindi'" style:font-family-generic="roman"/>
    <style:font-face style:name="Lucida Sans Unicode" svg:font-family="'Lucida Sans Unicode'" style:font-family-generic="roman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bjet_20_avec_20_flèche" style:display-name="Objet avec flèch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_20_avec_20_ombre" style:display-name="Objet avec ombr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_20_sans_20_remplissage" style:display-name="Objet sans remplissag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_20_sans_20_remplissage_20_et_20_sans_20_ligne" style:display-name="Objet sans remplissage et sans lign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Corps_20_de_20_texte_20_justifié" style:display-name="Corps de texte justifié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_20_principal1" style:display-name="Titre principal1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Liberation Sans" style:font-family-complex="'Liberation Sans'" style:font-family-generic-complex="system" style:font-pitch-complex="variable" style:font-size-complex="12pt"/>
    </style:style>
    <style:style style:name="Titre_20_principal2" style:display-name="Titre principal2" style:family="paragraph" style:default-outline-level="">
      <style:paragraph-properties fo:margin-left="0cm" fo:margin-right="0.199cm" fo:margin-top="0.101cm" fo:margin-bottom="0.101cm" loext:contextual-spacing="false" fo:text-align="center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36pt" style:font-name-asian="DejaVu Sans1" style:font-family-asian="'DejaVu Sans'" style:font-family-generic-asian="system" style:font-pitch-asian="variable" style:font-size-asian="36pt" style:font-name-complex="Liberation Sans" style:font-family-complex="'Liberation Sans'" style:font-family-generic-complex="system" style:font-pitch-complex="variable" style:font-size-complex="12pt"/>
    </style:style>
    <style:style style:name="Titre1" style:family="paragraph" style:default-outline-level="">
      <style:paragraph-properties fo:margin-top="0.42cm" fo:margin-bottom="0.21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Titre2" style:family="paragraph" style:default-outline-level="">
      <style:paragraph-properties fo:margin-top="0.42cm" fo:margin-bottom="0.21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fo:font-style="italic" fo:font-weight="bold" style:font-name-asian="DejaVu Sans1" style:font-family-asian="'DejaVu Sans'" style:font-family-generic-asian="system" style:font-pitch-asian="variable" style:font-size-asian="14pt" style:font-style-asian="italic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Ligne_20_de_20_cote" style:display-name="Ligne de co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7e_LT_7e_Gliederung_20_1" style:display-name="Standard~LT~Gliederung 1" style:family="paragraph" style:default-outline-level="">
      <style:paragraph-properties fo:margin-left="0.953cm" fo:margin-right="0cm" fo:margin-top="0cm" fo:margin-bottom="0.503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064cm" fo:margin-right="0cm" fo:margin-top="0cm" fo:margin-bottom="0.4cm" loext:contextual-spacing="false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175cm" fo:margin-right="0cm" fo:margin-top="0cm" fo:margin-bottom="0.3cm" loext:contextual-spacing="false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445cm" fo:margin-right="0cm" fo:margin-top="0cm" fo:margin-bottom="0.203cm" loext:contextual-spacing="false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.953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1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.953cm" fo:margin-right="0cm" fo:margin-top="0cm" fo:margin-bottom="0.503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2.064cm" fo:margin-right="0cm" fo:margin-top="0cm" fo:margin-bottom="0.4cm" loext:contextual-spacing="false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3.175cm" fo:margin-right="0cm" fo:margin-top="0cm" fo:margin-bottom="0.3cm" loext:contextual-spacing="false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4.445cm" fo:margin-right="0cm" fo:margin-top="0cm" fo:margin-bottom="0.203cm" loext:contextual-spacing="false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1_7e_LT_7e_Gliederung_20_1" style:display-name="Titre1~LT~Gliederung 1" style:family="paragraph" style:default-outline-level="">
      <style:paragraph-properties fo:margin-left="0.953cm" fo:margin-right="0cm" fo:margin-top="0.282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2.064cm" fo:margin-right="0cm" fo:margin-top="0.245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3.175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4.44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 style:default-outline-level="">
      <style:paragraph-properties fo:margin-left="0.953cm" fo:margin-right="0cm" fo:margin-top="0.282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Notizen" style:display-name="Titre1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cm" fo:margin-right="0cm" fo:margin-top="0cm" fo:margin-bottom="0.3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1_7e_LT_7e_Gliederung_20_1" style:display-name="Standard 1~LT~Gliederung 1" style:family="paragraph" style:default-outline-level="">
      <style:paragraph-properties fo:margin-left="0cm" fo:margin-right="0cm" fo:margin-top="0cm" fo:margin-bottom="0.54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 style:parent-style-name="Standard_20_1_7e_LT_7e_Gliederung_20_1" style:default-outline-level="">
      <style:paragraph-properties fo:margin-left="0cm" fo:margin-right="0cm" fo:margin-top="0cm" fo:margin-bottom="0.43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1_7e_LT_7e_Gliederung_20_3" style:display-name="Standard 1~LT~Gliederung 3" style:family="paragraph" style:parent-style-name="Standard_20_1_7e_LT_7e_Gliederung_20_2" style:default-outline-level="">
      <style:paragraph-properties fo:margin-left="0cm" fo:margin-right="0cm" fo:margin-top="0cm" fo:margin-bottom="0.33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1_7e_LT_7e_Gliederung_20_4" style:display-name="Standard 1~LT~Gliederung 4" style:family="paragraph" style:parent-style-name="Standard_20_1_7e_LT_7e_Gliederung_20_3" style:default-outline-level="">
      <style:paragraph-properties fo:margin-left="0cm" fo:margin-right="0cm" fo:margin-top="0cm" fo:margin-bottom="0.22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5" style:display-name="Standard 1~LT~Gliederung 5" style:family="paragraph" style:parent-style-name="Standard_20_1_7e_LT_7e_Gliederung_20_4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6" style:display-name="Standard 1~LT~Gliederung 6" style:family="paragraph" style:parent-style-name="Standard_20_1_7e_LT_7e_Gliederung_20_5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7" style:display-name="Standard 1~LT~Gliederung 7" style:family="paragraph" style:parent-style-name="Standard_20_1_7e_LT_7e_Gliederung_20_6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8" style:display-name="Standard 1~LT~Gliederung 8" style:family="paragraph" style:parent-style-name="Standard_20_1_7e_LT_7e_Gliederung_20_7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9" style:display-name="Standard 1~LT~Gliederung 9" style:family="paragraph" style:parent-style-name="Standard_20_1_7e_LT_7e_Gliederung_20_8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Titel" style:display-name="Standard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Notizen" style:display-name="Standard 1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Hintergrundobjekte" style:display-name="Standard 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1_7e_LT_7e_Hintergrund" style:display-name="Standard 1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2_7e_LT_7e_Gliederung_20_1" style:display-name="Standard 2~LT~Gliederung 1" style:family="paragraph" style:default-outline-level="">
      <style:paragraph-properties fo:margin-left="0cm" fo:margin-right="0cm" fo:margin-top="0cm" fo:margin-bottom="0.5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 style:parent-style-name="Standard_20_2_7e_LT_7e_Gliederung_20_1" style:default-outline-level="">
      <style:paragraph-properties fo:margin-left="0cm" fo:margin-right="0cm" fo:margin-top="0cm" fo:margin-bottom="0.43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2_7e_LT_7e_Gliederung_20_3" style:display-name="Standard 2~LT~Gliederung 3" style:family="paragraph" style:parent-style-name="Standard_20_2_7e_LT_7e_Gliederung_20_2" style:default-outline-level="">
      <style:paragraph-properties fo:margin-left="0cm" fo:margin-right="0cm" fo:margin-top="0cm" fo:margin-bottom="0.3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2_7e_LT_7e_Gliederung_20_4" style:display-name="Standard 2~LT~Gliederung 4" style:family="paragraph" style:parent-style-name="Standard_20_2_7e_LT_7e_Gliederung_20_3" style:default-outline-level="">
      <style:paragraph-properties fo:margin-left="0cm" fo:margin-right="0cm" fo:margin-top="0cm" fo:margin-bottom="0.2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5" style:display-name="Standard 2~LT~Gliederung 5" style:family="paragraph" style:parent-style-name="Standard_20_2_7e_LT_7e_Gliederung_20_4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6" style:display-name="Standard 2~LT~Gliederung 6" style:family="paragraph" style:parent-style-name="Standard_20_2_7e_LT_7e_Gliederung_20_5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7" style:display-name="Standard 2~LT~Gliederung 7" style:family="paragraph" style:parent-style-name="Standard_20_2_7e_LT_7e_Gliederung_20_6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8" style:display-name="Standard 2~LT~Gliederung 8" style:family="paragraph" style:parent-style-name="Standard_20_2_7e_LT_7e_Gliederung_20_7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9" style:display-name="Standard 2~LT~Gliederung 9" style:family="paragraph" style:parent-style-name="Standard_20_2_7e_LT_7e_Gliederung_20_8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Titel" style:display-name="Standard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Notizen" style:display-name="Standard 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9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Hintergrundobjekte" style:display-name="Standard 2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2_7e_LT_7e_Hintergrund" style:display-name="Standard 2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18-11-14T16:49:56.489371612</dc:date>
    <meta:editing-duration>PT11H45M52S</meta:editing-duration>
    <meta:editing-cycles>52</meta:editing-cycles>
    <meta:generator>LibreOffice/6.0.6.2$Linux_X86_64 LibreOffice_project/00m0$Build-2</meta:generator>
    <meta:document-statistic meta:table-count="0" meta:image-count="0" meta:object-count="0" meta:page-count="2" meta:paragraph-count="62" meta:word-count="335" meta:character-count="2114" meta:non-whitespace-character-count="1751"/>
  </office:meta>
</office:document-meta>
</file>